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Абзацсписка" style:list-style-name="LFO1" style:family="paragraph">
      <style:text-properties fo:font-size="14pt" style:font-size-asian="14pt" style:font-size-complex="14pt"/>
    </style:style>
    <style:style style:name="P3" style:parent-style-name="Абзацсписка" style:list-style-name="LFO1" style:family="paragraph"/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Абзацсписка" style:list-style-name="LFO1" style:family="paragraph"/>
    <style:style style:name="T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Абзацсписка" style:list-style-name="LFO1" style:family="paragraph"/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Абзацсписка" style:list-style-name="LFO1" style:family="paragraph"/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Абзацсписка" style:list-style-name="LFO1" style:family="paragraph"/>
    <style:style style:name="T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Абзацсписка" style:list-style-name="LFO1" style:family="paragraph">
      <style:text-properties fo:font-size="14pt" style:font-size-asian="14pt" style:font-size-complex="14pt"/>
    </style:style>
    <style:style style:name="P26" style:parent-style-name="Абзацсписка" style:list-style-name="LFO1" style:family="paragraph"/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Абзацсписка" style:list-style-name="LFO1" style:family="paragraph"/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Абзацсписка" style:list-style-name="LFO1" style:family="paragraph"/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P43" style:parent-style-name="Абзацсписка" style:list-style-name="LFO1" style:family="paragraph"/>
    <style:style style:name="T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P46" style:parent-style-name="Абзацсписка" style:list-style-name="LFO1" style:family="paragraph"/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Абзацсписка" style:list-style-name="LFO1" style:family="paragraph"/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9" style:parent-style-name="Абзацсписка" style:list-style-name="LFO1" style:family="paragraph"/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Абзацсписка" style:list-style-name="LFO1" style:family="paragraph"/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Абзацсписка" style:list-style-name="LFO1" style:family="paragraph"/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Абзацсписка" style:list-style-name="LFO1" style:family="paragraph"/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Абзацсписка" style:list-style-name="LFO1" style:family="paragraph"/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P87" style:parent-style-name="Абзацсписка" style:list-style-name="LFO1" style:family="paragraph"/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Абзацсписка" style:list-style-name="LFO1" style:family="paragraph"/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4" style:parent-style-name="Абзацсписка" style:list-style-name="LFO1" style:family="paragraph"/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Инструменты и структура проекта.</text:p>
      <text:list text:style-name="LFO1" text:continue-numbering="true">
        <text:list-item>
          <text:p text:style-name="P2">Структура проекта</text:p>
          <text:list text:continue-numbering="true">
            <text:list-item>
              <text:p text:style-name="P3"><text:span text:style-name="T4">3</text:span><text:span text:style-name="T5">d</text:span><text:span text:style-name="T6">_</text:span><text:span text:style-name="T7">engine</text:span><text:span text:style-name="T8">.</text:span><text:span text:style-name="T9">graphhml</text:span><text:span text:style-name="T10"><text:s text:c="2"/>- графическое представление проекта</text:span></text:p>
            </text:list-item>
            <text:list-item>
              <text:p text:style-name="P11"><text:span text:style-name="T12">Docs/ -<text:s/></text:span><text:span text:style-name="T13">документация</text:span></text:p>
              <text:list text:continue-numbering="true">
                <text:list-item>
                  <text:p text:style-name="P14"><text:span text:style-name="T15">structure</text:span><text:span text:style-name="T16">.</text:span><text:span text:style-name="T17">odt</text:span><text:span text:style-name="T18"><text:s/>- структура проекта (данный файл)</text:span></text:p>
                </text:list-item>
                <text:list-item>
                  <text:p text:style-name="P19"><text:span text:style-name="T20">Project/</text:span><text:span text:style-name="T21"><text:s/>– папка с проектами</text:span></text:p>
                </text:list-item>
                <text:list-item>
                  <text:p text:style-name="P22"><text:span text:style-name="T23">TechnicalTask</text:span><text:span text:style-name="T24">/ – папка с техническими заданиями</text:span></text:p>
                </text:list-item>
              </text:list>
            </text:list-item>
            <text:list-item>
              <text:p text:style-name="P25">Source/ - исходные коды</text:p>
            </text:list-item>
            <text:list-item>
              <text:p text:style-name="P26"><text:span text:style-name="T27">Source</text:span><text:span text:style-name="T28">/</text:span><text:span text:style-name="T29">OxygenDoc/ -<text:s/></text:span><text:span text:style-name="T30">документация</text:span></text:p>
            </text:list-item>
            <text:list-item>
              <text:p text:style-name="P31"><text:span text:style-name="T32">Source</text:span><text:span text:style-name="T33">/</text:span><text:span text:style-name="T34">OxygenDoc</text:span><text:span text:style-name="T35">/</text:span><text:span text:style-name="T36">doxygen</text:span><text:span text:style-name="T37">.</text:span><text:span text:style-name="T38">exe</text:span><text:span text:style-name="T39"><text:s/>– утилита для документации</text:span></text:p>
            </text:list-item>
            <text:list-item>
              <text:p text:style-name="P40"><text:span text:style-name="T41">Source/client – 3D<text:s/></text:span><text:span text:style-name="T42">клиент</text:span></text:p>
            </text:list-item>
            <text:list-item>
              <text:p text:style-name="P43"><text:span text:style-name="T44">Source/server -<text:s/></text:span><text:span text:style-name="T45">сервер</text:span></text:p>
            </text:list-item>
            <text:list-item>
              <text:p text:style-name="P46"><text:span text:style-name="T47">Source/tools</text:span><text:span text:style-name="T48"><text:s/>– разрабатыв</text:span><text:span text:style-name="T49">аемые инструменты</text:span></text:p>
            </text:list-item>
          </text:list>
        </text:list-item>
        <text:list-item>
          <text:p text:style-name="P50"><text:span text:style-name="T51">Инструменты</text:span><text:span text:style-name="T52"><text:s/></text:span><text:span text:style-name="T53">и</text:span><text:span text:style-name="T54"><text:s/></text:span><text:span text:style-name="T55">графические</text:span><text:span text:style-name="T56"><text:s/></text:span><text:span text:style-name="T57">редакторы</text:span><text:span text:style-name="T58">:<text:s/></text:span></text:p>
          <text:list text:continue-numbering="true">
            <text:list-item>
              <text:p text:style-name="P59"><text:span text:style-name="T60">Visual</text:span><text:span text:style-name="T61"><text:s/></text:span><text:span text:style-name="T62">Studio</text:span><text:span text:style-name="T63"><text:s/>2015 – основной инструмент для разработки кода</text:span></text:p>
            </text:list-item>
            <text:list-item>
              <text:p text:style-name="P64"><text:span text:style-name="T65">Microsoft</text:span><text:span text:style-name="T66">/</text:span><text:span text:style-name="T67">Open</text:span><text:span text:style-name="T68">/</text:span><text:span text:style-name="T69">Libre</text:span><text:span text:style-name="T70"><text:s/></text:span><text:span text:style-name="T71">Office</text:span><text:span text:style-name="T72"><text:s/>- любой текстовый редактор способный хранить файлы формата «.</text:span><text:span text:style-name="T73">odt</text:span><text:span text:style-name="T74">»</text:span></text:p>
            </text:list-item>
            <text:list-item>
              <text:p text:style-name="P75"><text:span text:style-name="T76">yEd</text:span><text:span text:style-name="T77"><text:s/>– графический редактор постоения графа<text:s/></text:span><text:span text:style-name="T78">проекта</text:span></text:p>
            </text:list-item>
            <text:list-item>
              <text:p text:style-name="P79"><text:span text:style-name="T80">Blender</text:span><text:span text:style-name="T81"><text:s/>– графический редактор 3</text:span><text:span text:style-name="T82">D</text:span><text:span text:style-name="T83"><text:s/>объектов</text:span></text:p>
            </text:list-item>
            <text:list-item>
              <text:p text:style-name="P84"><text:span text:style-name="T85">PhotoshopCC</text:span><text:span text:style-name="T86"><text:s/>– вспомогательный графический редактор для создания текстур/шрифтов.</text:span></text:p>
            </text:list-item>
            <text:list-item>
              <text:p text:style-name="P87"><text:span text:style-name="T88">doxygen</text:span><text:span text:style-name="T89"><text:s/>– система документирования исходного кода</text:span></text:p>
            </text:list-item>
            <text:list-item>
              <text:p text:style-name="P90"><text:span text:style-name="T91">CVS<text:s/></text:span><text:span text:style-name="T92">–</text:span><text:span text:style-name="T93"><text:s/>git</text:span></text:p>
            </text:list-item>
            <text:list-item>
              <text:p text:style-name="P94"><text:span text:style-name="T95">m</text:span><text:span text:style-name="T96">ake –<text:s/></text:span><text:span text:style-name="T97">сборка из-под консоли (для платформы<text:s/></text:span><text:span text:style-name="T98">win<text:s/></text:span><text:span text:style-name="T99">взять из<text:s/></text:span><text:span text:style-name="T100">MinGW</text:span><text:span text:style-name="T101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page-layout style:name="PL0">
      <style:page-layout-properties fo:page-width="8.268in" fo:page-height="11.693in" style:print-orientation="portrait" fo:margin-top="0.2958in" fo:margin-left="0.5909in" fo:margin-bottom="0.1972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7:11:00Z</meta:creation-date>
    <dc:date>2016-06-02T15:00:00Z</dc:date>
    <meta:template xlink:href="Normal.dotm" xlink:type="simple"/>
    <meta:editing-cycles>12</meta:editing-cycles>
    <meta:editing-duration>PT2040S</meta:editing-duration>
    <meta:document-statistic meta:page-count="1" meta:paragraph-count="1" meta:word-count="141" meta:character-count="949" meta:row-count="6" meta:non-whitespace-character-count="809"/>
  </office:meta>
</office:document-meta>
</file>